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a2f" officeooo:paragraph-rsid="00156a2f"/>
    </style:style>
    <style:style style:name="P2" style:family="paragraph" style:parent-style-name="Standard">
      <style:text-properties officeooo:paragraph-rsid="00172fa4"/>
    </style:style>
    <style:style style:name="P3" style:family="paragraph" style:parent-style-name="Standard">
      <style:text-properties officeooo:rsid="0019be71" officeooo:paragraph-rsid="0019be71"/>
    </style:style>
    <style:style style:name="P4" style:family="paragraph" style:parent-style-name="Standard">
      <style:text-properties officeooo:rsid="001b89ed" officeooo:paragraph-rsid="001b89ed"/>
    </style:style>
    <style:style style:name="P5" style:family="paragraph" style:parent-style-name="Standard">
      <style:text-properties officeooo:paragraph-rsid="001b89ed"/>
    </style:style>
    <style:style style:name="P6" style:family="paragraph" style:parent-style-name="Standard" style:list-style-name="L1">
      <style:text-properties officeooo:paragraph-rsid="00156a2f"/>
    </style:style>
    <style:style style:name="P7" style:family="paragraph" style:parent-style-name="Standard" style:list-style-name="L1">
      <style:text-properties officeooo:rsid="00156a2f" officeooo:paragraph-rsid="00156a2f"/>
    </style:style>
    <style:style style:name="P8" style:family="paragraph" style:parent-style-name="Standard" style:list-style-name="L1">
      <style:text-properties officeooo:rsid="00172fa4" officeooo:paragraph-rsid="00172fa4"/>
    </style:style>
    <style:style style:name="P9" style:family="paragraph" style:parent-style-name="Standard" style:list-style-name="L1">
      <style:text-properties officeooo:rsid="001d7d21" officeooo:paragraph-rsid="001d7d21"/>
    </style:style>
    <style:style style:name="P10" style:family="paragraph" style:parent-style-name="Standard">
      <style:text-properties officeooo:paragraph-rsid="001b89ed"/>
    </style:style>
    <style:style style:name="P11" style:family="paragraph" style:parent-style-name="Standard">
      <style:text-properties officeooo:rsid="0020a600" officeooo:paragraph-rsid="0020a600"/>
    </style:style>
    <style:style style:name="P12" style:family="paragraph" style:parent-style-name="Standard" style:list-style-name="L1">
      <style:text-properties officeooo:rsid="0020a600" officeooo:paragraph-rsid="0020a600"/>
    </style:style>
    <style:style style:name="P13" style:family="paragraph" style:parent-style-name="Standard">
      <style:text-properties officeooo:rsid="0020fcdc" officeooo:paragraph-rsid="0020fcdc"/>
    </style:style>
    <style:style style:name="P14" style:family="paragraph" style:parent-style-name="Standard">
      <style:text-properties officeooo:rsid="00235724" officeooo:paragraph-rsid="00235724"/>
    </style:style>
    <style:style style:name="P15" style:family="paragraph" style:parent-style-name="Standard">
      <style:text-properties officeooo:rsid="0026f292" officeooo:paragraph-rsid="0026f292"/>
    </style:style>
    <style:style style:name="T1" style:family="text">
      <style:text-properties officeooo:rsid="00156a2f"/>
    </style:style>
    <style:style style:name="T2" style:family="text">
      <style:text-properties officeooo:rsid="00172fa4"/>
    </style:style>
    <style:style style:name="T3" style:family="text">
      <style:text-properties officeooo:rsid="001b89ed"/>
    </style:style>
    <style:style style:name="T4" style:family="text">
      <style:text-properties fo:color="#dcdcaa" loext:opacity="100%" style:font-name="Droid Sans Mono" fo:font-size="13.5pt" fo:font-weight="normal" fo:background-color="#1f1f1f" loext:char-shading-value="0"/>
    </style:style>
    <style:style style:name="T5" style:family="text">
      <style:text-properties fo:color="#dcdcaa" loext:opacity="100%" style:font-name="Droid Sans Mono" fo:font-size="13.5pt" fo:font-weight="normal" officeooo:rsid="0020fcdc" fo:background-color="#1f1f1f" loext:char-shading-value="0"/>
    </style:style>
    <style:style style:name="T6" style:family="text">
      <style:text-properties fo:color="#dcdcaa" loext:opacity="100%" style:font-name="Droid Sans Mono" fo:font-size="13.5pt" fo:font-weight="normal" officeooo:rsid="00216bdd" fo:background-color="#1f1f1f" loext:char-shading-value="0"/>
    </style:style>
    <style:style style:name="T7" style:family="text">
      <style:text-properties fo:color="#dcdcaa" loext:opacity="100%" style:font-name="Droid Sans Mono" fo:font-size="13.5pt" fo:font-weight="normal" officeooo:rsid="00254cc4" fo:background-color="#1f1f1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שלבים להכנת TFTP</text:p>
      <text:p text:style-name="P1"/>
      <text:list text:style-name="L1">
        <text:list-item>
          <text:p text:style-name="P7">להכין קליינט סרבר מבוסס UDP שמקבל פאקט מידע – להבין איך הפאקט בקצה אמור להיראות</text:p>
        </text:list-item>
        <text:list-item>
          <text:p text:style-name="P6">חילוק הפאקטה הגדולה לפאקטות קטנות – גם שרת וקליינט</text:p>
        </text:list-item>
        <text:list-item>
          <text:p text:style-name="P6">הוספת <text:span text:style-name="T1">ACK לכל פאקטה </text:span></text:p>
        </text:list-item>
        <text:list-item>
          <text:p text:style-name="P6">הטמעת <text:span text:style-name="T1">CRC והשתלתו כחלק מהפאקטה – גם שרת וגם קליינט</text:span></text:p>
        </text:list-item>
        <text:list-item>
          <text:p text:style-name="P6">הוספת הצפנת <text:span text:style-name="T1">AES להודעה – גם שרת וגם קליינט</text:span></text:p>
        </text:list-item>
        <text:list-item>
          <text:p text:style-name="P6">קליינט <text:span text:style-name="T1">TFTP – יצירת הודעות התואמות למבנה</text:span></text:p>
        </text:list-item>
        <text:list-item>
          <text:p text:style-name="P6">שרת <text:span text:style-name="T1">TFTP – הפיכת השרת ל-TFTP</text:span></text:p>
        </text:list-item>
        <text:list-item>
          <text:p text:style-name="P8">הוספת התמודדות עם איבוד פאקטה ושליחתה מחדש</text:p>
        </text:list-item>
        <text:list-item>
          <text:p text:style-name="P6">להגדיר את גודל כל אחת מהשדות בפאקטה שנשלחת ולהקצות לה מקום בהתאם – מידע, <text:span text:style-name="T2">חוצץ בין כל שדה</text:span> <text:span text:style-name="T1">SEQN, ACK, CRC</text:span></text:p>
        </text:list-item>
        <text:list-item>
          <text:p text:style-name="P8">הוספת ניהול TIMEOUT</text:p>
        </text:list-item>
        <text:list-item>
          <text:p text:style-name="P8">הוספת ניהול שגיאות</text:p>
        </text:list-item>
        <text:list-item>
          <text:p text:style-name="P8">הוספת HEADER FUNCTION</text:p>
        </text:list-item>
        <text:list-item>
          <text:p text:style-name="P9">הוספת ניהול תיקיית שרת</text:p>
        </text:list-item>
        <text:list-item>
          <text:p text:style-name="P12">וידוא תקינות בשליחת מספר בקשות מהקליינט שהתוכנה לא נשברת</text:p>
        </text:list-item>
      </text:list>
      <text:p text:style-name="P2"/>
      <text:p text:style-name="P2"/>
      <text:p text:style-name="P3">פונקציות לייצור:</text:p>
      <text:p text:style-name="P3">1. פונקציה שמקבלת ארגומנט ובודקת איזה סוג בקשה הגיעה לפי פרוטוקול TFTP (5 סוגים)</text:p>
      <text:p text:style-name="P3">2. פונקציה שלוקחת את הארגומנט ובהתאם לסוג הבקשה מוציאה את הפלט בפורמט TFTP לפני השליחה.</text:p>
      <text:p text:style-name="P4">3. decryption , encryption</text:p>
      <text:p text:style-name="P5"><text:span text:style-name="T3">4. </text:span><text:span text:style-name="T4">Request_format_check</text:span></text:p>
      <text:p text:style-name="P5"><text:span text:style-name="T3">5. </text:span><text:span text:style-name="T4">REQ_msg_build – בוצע</text:span></text:p>
      <text:p text:style-name="P14"><text:span text:style-name="T4">6. פונקציה שמטפלת בשגיאות </text:span><text:span text:style-name="T7">בצד השרת מול הקליינט</text:span></text:p>
      <text:p text:style-name="P15"><text:span text:style-name="T7">7. </text:span><text:span text:style-name="T4">פונקציה שמנהלת את תיקיית השרת</text:span></text:p>
      <text:p text:style-name="P5"><text:span text:style-name="T4"/></text:p>
      <text:p text:style-name="P11"><text:span text:style-name="T4">בעייות שצריך לטפל בהם:</text:span></text:p>
      <text:p text:style-name="P11"><text:span text:style-name="T6">1</text:span><text:span text:style-name="T4">. הקאונטר לא נכנס לפעולה בצד הקליינט – כנירה בלי הניסיון קבלת הודעה – </text:span><text:span text:style-name="T5">צריך לתרחש את זה.</text:span></text:p>
      <text:p text:style-name="P13"><text:span text:style-name="T6">2</text:span><text:span text:style-name="T5">. 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end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IL" style:letter-kerning="true" style:font-name-asian="Noto Serif CJK SC" style:font-size-asian="10.5pt" style:language-asian="zh" style:country-asian="CN" style:font-name-complex="Liberation Serif2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L" style:letter-kerning="true" style:font-name-asian="Noto Serif CJK SC" style:font-size-asian="10.5pt" style:language-asian="zh" style:country-asian="CN" style:font-name-complex="Liberation Serif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erif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" style:font-family-complex="'Liberation Serif'" style:font-family-generic-complex="roman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2:20:35.567107548</meta:creation-date>
    <dc:date>2025-06-12T14:36:12.253767662</dc:date>
    <meta:editing-duration>P2DT19H4M50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" meta:paragraph-count="26" meta:word-count="195" meta:character-count="1086" meta:non-whitespace-character-count="918"/>
  </office:meta>
</office:document-meta>
</file>